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xercice 2.3 : Jeu de la fourchette</text:p>
      <text:p text:style-name="Normal">L'ordinateur « choisit » un nombre entier compris entre 0 et 100. Le joueur essaie de le deviner.</text:p>
      <text:p text:style-name="Normal">Lors de chaque essai, l'ordinateur affiche la « fourchette » dans laquelle se trouve le nombre qu'il a choisi.</text:p>
      <text:p text:style-name="Normal">Le choix du nombre par l'ordinateur sera simulé par génération d'un nombre aléatoire : N &lt;-- RANDOM(0,100)</text:p>
      <text:p text:style-name="Normal">Variable :</text:p>
      <text:p text:style-name="Normal">int n, nombreDeNotreUtilisateur</text:p>
      <text:p text:style-name="Normal">bool echec</text:p>
      <text:p text:style-name="Normal"><text:s/></text:p>
      <text:p text:style-name="Normal">Code :</text:p>
      <text:p text:style-name="Normal">n &lt;-- RANDOM(0, 100)</text:p>
      <text:p text:style-name="Normal">echec &lt;-- true</text:p>
      <text:p text:style-name="Normal"/>
      <text:p text:style-name="Normal">DO</text:p>
      <text:p text:style-name="Normal">WRITE "Saisir un entier entre 0 et 100"</text:p>
      <text:p text:style-name="Normal">READ nombreDeNotreUtilisateur</text:p>
      <text:p text:style-name="Normal"/>
      <text:p text:style-name="Normal">IF nombreDeNotreUtilisateur &gt; 0 ET nombreDeNotreUtilisateur &lt; 100 THEN</text:p>
      <text:p text:style-name="Normal">IF nombreDeNotreUtilisateur == n</text:p>
      <text:p text:style-name="Normal">WRITE "VOUS AVEZ GAGNÉ !!"</text:p>
      <text:p text:style-name="Normal">echec &lt;-- false</text:p>
      <text:p text:style-name="Normal">ELSE</text:p>
      <text:p text:style-name="Normal">IF nombreDeNotreUtilisateur &lt; n</text:p>
      <text:p text:style-name="Normal">WRITE "C'est plus"</text:p>
      <text:p text:style-name="Normal">ELSE</text:p>
      <text:p text:style-name="Normal">WRITE "C'est moins"</text:p>
      <text:p text:style-name="Normal">END IF</text:p>
      <text:p text:style-name="Normal">END IF</text:p>
      <text:p text:style-name="Normal">ELSE</text:p>
      <text:p text:style-name="Normal">WRITE "Saisir un nombre dans la bonne plage de valeurs, PLZ"</text:p>
      <text:p text:style-name="Normal">END IF</text:p>
      <text:p text:style-name="Normal">WHILE (echec)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KKOUMI Sabah</meta:initial-creator>
    <dc:creator>DEKKOUMI Sabah</dc:creator>
    <meta:creation-date>2021-12-09T11:56:00Z</meta:creation-date>
    <dc:date>2021-12-09T11:56:00Z</dc:date>
    <meta:template xlink:href="Normal.dotm" xlink:type="simple"/>
    <meta:editing-cycles>1</meta:editing-cycles>
    <meta:editing-duration>PT0S</meta:editing-duration>
    <meta:document-statistic meta:page-count="1" meta:paragraph-count="1" meta:word-count="131" meta:character-count="855" meta:row-count="6" meta:non-whitespace-character-count="725"/>
  </office:meta>
</office:document-meta>
</file>